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562aca" officeooo:paragraph-rsid="00562aca"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text-properties officeooo:paragraph-rsid="00562aca"/>
    </style:style>
    <style:style style:name="T1" style:family="text">
      <style:text-properties fo:font-style="normal" style:font-style-asian="normal" style:font-style-complex="normal"/>
    </style:style>
    <style:style style:name="T2" style:family="text">
      <style:text-properties fo:font-style="normal" officeooo:rsid="00549e6c" style:font-style-asian="normal" style:font-style-complex="normal"/>
    </style:style>
    <style:style style:name="T3" style:family="text">
      <style:text-properties officeooo:rsid="0051d68a"/>
    </style:style>
    <style:style style:name="T4" style:family="text">
      <style:text-properties officeooo:rsid="00549e6c"/>
    </style:style>
    <style:style style:name="T5" style:family="text">
      <style:text-properties officeooo:rsid="0050d310"/>
    </style:style>
    <style:style style:name="T6" style:family="text">
      <style:text-properties fo:font-size="14pt" officeooo:rsid="0042820b" style:font-size-asian="14pt" style:font-size-complex="14pt"/>
    </style:style>
    <style:style style:name="T7"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149:1) / <text:span text:style-name="Strong_20_Emphasis">Opening prayer</text:span> (John A)</text:p>
      <text:p text:style-name="P2"><text:span text:style-name="Strong_20_Emphasis">Praise</text:span>: <text:span text:style-name="Emphasis">Before the Throne of God Above</text:span></text:p>
      <text:p text:style-name="P2"><text:span text:style-name="Strong_20_Emphasis">Bible Reading</text:span>: Psalm 27 (Pam W)</text:p>
      <text:p text:style-name="P2"><text:span text:style-name="Strong_20_Emphasis">Announcements</text:span> (JA)</text:p>
      <text:p text:style-name="P2"><text:span text:style-name="Strong_20_Emphasis">Sunday School</text:span> (Shi Ya B, Mia O)</text:p>
      <text:p text:style-name="P2"><text:span text:style-name="Strong_20_Emphasis">Praise</text:span>: <text:span text:style-name="Emphasis">Great Is Thy Faithfulness</text:span></text:p>
      <text:p text:style-name="P2"><text:span text:style-name="Strong_20_Emphasis">Mission Spot</text:span></text:p>
      <text:p text:style-name="P2"><text:span text:style-name="Strong_20_Emphasis">Prayer for the church and the world</text:span>  (JA)</text:p>
      <text:p text:style-name="P2"><text:span text:style-name="Strong_20_Emphasis">Bible reading</text:span>: Hebrews 6:13-20 (Rachel D)</text:p>
      <text:p text:style-name="P2"><text:span text:style-name="Strong_20_Emphasis">Praise</text:span>: <text:span text:style-name="Emphasis">My Hope Is Built</text:span><text:span text:style-name="Emphasis"><text:span text:style-name="T1"> </text:span></text:span><text:span text:style-name="Emphasis"><text:span text:style-name="T2">(Offering)</text:span></text:span></text:p>
      <text:p text:style-name="P2"><text:span text:style-name="Strong_20_Emphasis">Sermon</text:span>: “AN UNBREAKABLE PROMISE” (ML)</text:p>
      <text:p text:style-name="P2"><text:span text:style-name="Strong_20_Emphasis">Praise</text:span>: <text:span text:style-name="Emphasis">Christ The Sure and Steady Anchor</text:span></text:p>
      <text:p text:style-name="P2"><text:span text:style-name="Strong_20_Emphasis">Benediction</text:span> (ML)</text:p>
      <text:p text:style-name="P2"><text:span text:style-name="Strong_20_Emphasis">Sermon Outline</text:span></text:p>
      <text:p text:style-name="P2">“AN UNBREAKABLE PROMISE”   (Hebrews 6:13-20)</text:p>
      <text:p text:style-name="P2">Introduction</text:p>
      <text:list text:style-name="L1">
        <text:list-item>
          <text:p text:style-name="P3">Patience</text:p>
        </text:list-item>
        <text:list-item>
          <text:p text:style-name="P3">Two unchangeable things</text:p>
        </text:list-item>
        <text:list-item>
          <text:p text:style-name="P3">Sure and steadfast anchor</text:p>
        </text:list-item>
      </text:list>
      <text:p text:style-name="P2">Conclusion</text:p>
      <text:p text:style-name="P1"/>
      <text:p text:style-name="P4"><text:span text:style-name="Strong_20_Emphasis">Call to Worship</text:span> <text:span text:style-name="T3">(</text:span><text:span text:style-name="T4">Psalm 149:1</text:span><text:span text:style-name="T3">) </text:span><text:span text:style-name="T5">&amp;</text:span> <text:span text:style-name="Strong_20_Emphasis">Opening prayer</text:span> </text:p>
      <text:p text:style-name="Opening_5f_Verse">[<text:span text:style-name="T4">1</text:span>] Praise the Lord! Sing to the Lord a new song, his praise in the assembly of the godly!</text:p>
      <text:p text:style-name="P5">Lord, You are the Holy One, to whom we come as an assembly of the godly, to sing a new song.</text:p>
      <text:p text:style-name="P5">You have made us godly by Your merciful salvation, sending Jesus, full of grace and truth, to take our sins upon Himself, so that we may go free.</text:p>
      <text:p text:style-name="P5">With renewed hearts we have come together to give You thanks and praise, to submit ourselves to Your gracious rule, to learn how to live godly in this fallen world, and to carry the light of the gospel to those who do not know You yet.</text:p>
      <text:p text:style-name="P5">We pray that the Holy Spirit would enable us to sing with pure hearts and joyous voices, to hear and obey Your Word, and to speak boldy of the love You have poured out on us.</text:p>
      <text:p text:style-name="P5">We surrender our wills to Your righteous Will and ask that all we do and say today would express our thanks and praise,</text:p>
      <text:p text:style-name="P5">In Jesus Name, Amen!</text:p>
      <text:p text:style-name="P6"><text:span text:style-name="T6">[</text:span><text:span text:style-name="Emphasis"><text:span text:style-name="T7">Before the Throne of God Above</text:span></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2ad18"/>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6</text:span><text:span text:style-name="MT2">th</text:span> <text:span text:style-name="MT1">November</text:span><text:span text:style-name="MT3"> 2025</text:span></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1-15T22:54:16.910080892</dc:date>
    <meta:editing-duration>PT6H54M9S</meta:editing-duration>
    <meta:editing-cycles>49</meta:editing-cycles>
    <meta:generator>LibreOffice/25.8.2.2$Linux_X86_64 LibreOffice_project/580$Build-2</meta:generator>
    <meta:print-date>2024-02-03T21:06:33.278074986</meta:print-date>
    <meta:document-statistic meta:table-count="0" meta:image-count="0" meta:object-count="0" meta:page-count="2" meta:paragraph-count="30" meta:word-count="290" meta:character-count="1560" meta:non-whitespace-character-count="1299"/>
  </office:meta>
</office:document-meta>
</file>